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sa Kauhajärven Ohjelmoinnin harjoitustyö</text:p>
      <text:p text:style-name="Standard"/>
      <text:p text:style-name="Standard"><text:span text:style-name="T1">Aihe:</text:span> Mastermind</text:p>
      <text:p text:style-name="Standard">Koodaan wanhan kunnon Mastermind-peli. Peliin tulee graafinen käyttöliittymä, ja ainakin pari eri vaikeusastetta. </text:p>
      <text:p text:style-name="Standard"/>
      <text:p text:style-name="Standard">Pelissä on tasan yksi pelaaja, joka pelaa vain itseään vastaan. Muita käyttäjiä ei ole mahdollista lisätä Mastermindin puitteissa. Ohjelma arpoo oikean rivin pelin alussa, jonka jälkeen peli on täysin mekaaninen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Kauhajarvi</meta:initial-creator>
    <meta:creation-date>2013-05-14T13:30:43</meta:creation-date>
    <dc:date>2013-05-14T13:35:30</dc:date>
    <dc:creator>Vesa Kauhajarvi</dc:creator>
    <meta:editing-duration>P0D</meta:editing-duration>
    <meta:editing-cycles>1</meta:editing-cycles>
    <meta:document-statistic meta:table-count="0" meta:image-count="0" meta:object-count="0" meta:page-count="1" meta:paragraph-count="4" meta:word-count="49" meta:character-count="385" meta:non-whitespace-character-count="385"/>
    <meta:generator>LibreOffice/3.5$Linux_X86_64 LibreOffice_project/350m1$Build-2</meta:generator>
  </office:meta>
</office:document-meta>
</file>